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Distributed Training with PaddlePad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stributed Training with PaddlePaddle</dc:title>
  </office:meta>
</office:document-meta>
</file>